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я1" style:family="table">
      <style:table-properties style:width="17.013cm" fo:margin-left="-0.016cm" table:align="left"/>
    </style:style>
    <style:style style:name="Таблиця1.A" style:family="table-column">
      <style:table-column-properties style:column-width="4.075cm"/>
    </style:style>
    <style:style style:name="Таблиця1.B" style:family="table-column">
      <style:table-column-properties style:column-width="12.938cm"/>
    </style:style>
    <style:style style:name="Таблиця1.A1" style:family="table-cell">
      <style:table-cell-properties fo:padding="0cm" fo:border="none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uk" fo:country="UA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6" style:family="paragraph" style:parent-style-name="Standard">
      <style:text-properties style:font-name="Courier New" fo:font-size="8pt" fo:language="uk" fo:country="UA" style:font-size-asian="7pt" style:font-size-complex="8pt"/>
    </style:style>
    <style:style style:name="P7" style:family="paragraph" style:parent-style-name="Standard">
      <style:paragraph-properties fo:break-before="page"/>
      <style:text-properties fo:language="uk" fo:country="UA"/>
    </style:style>
    <style:style style:name="P8" style:family="paragraph" style:parent-style-name="Table_20_Contents">
      <style:text-properties style:font-name="Times New Roman1" fo:language="en" fo:country="US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8pt" fo:language="uk" fo:country="UA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language="uk" fo:country="UA" style:font-size-asian="18pt" style:font-size-complex="18pt"/>
    </style:style>
    <style:style style:name="P12" style:family="paragraph" style:parent-style-name="Standard">
      <style:text-properties fo:color="#444444" style:font-name="Consolas" fo:font-size="8pt" fo:language="uk" fo:country="UA" style:font-size-asian="7pt" style:font-size-complex="8pt"/>
    </style:style>
    <style:style style:name="P13" style:family="paragraph" style:parent-style-name="Table_20_Contents">
      <style:text-properties style:font-name="Times New Roman1" fo:language="en" fo:country="US"/>
    </style:style>
    <style:style style:name="T1" style:family="text">
      <style:text-properties style:font-name="Times New Roman1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uk" fo:country="UA"/>
    </style:style>
    <style:style style:name="T5" style:family="text">
      <style:text-properties fo:color="#3333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8" style:family="text">
      <style:text-properties fo:color="#009695" style:font-name="Consolas"/>
    </style:style>
    <style:style style:name="T9" style:family="text">
      <style:text-properties fo:color="#009695" style:font-name="Consolas" fo:background-color="transparent"/>
    </style:style>
    <style:style style:name="T10" style:family="text">
      <style:text-properties fo:color="#444444"/>
    </style:style>
    <style:style style:name="T11" style:family="text">
      <style:text-properties fo:color="#444444" style:font-name="Consolas"/>
    </style:style>
    <style:style style:name="T12" style:family="text">
      <style:text-properties fo:color="#444444" style:font-name="Consolas" fo:background-color="transparent"/>
    </style:style>
    <style:style style:name="T13" style:family="text">
      <style:text-properties fo:color="#444444" style:font-name="Consolas" fo:language="ru" fo:country="RU"/>
    </style:style>
    <style:style style:name="T14" style:family="text">
      <style:text-properties fo:color="#3364a4" style:font-name="Consolas"/>
    </style:style>
    <style:style style:name="T15" style:family="text">
      <style:text-properties fo:color="#f57d00" style:font-name="Consolas"/>
    </style:style>
    <style:style style:name="T16" style:family="text">
      <style:text-properties fo:color="#f57d00" style:font-name="Consolas" fo:background-color="transparent"/>
    </style:style>
    <style:style style:name="T17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ІНІСТЕРСТВО ОСВІТИ І НАУКИ УКРАЇНИ</text:p>
      <text:p text:style-name="P3">Національний Технічний Університет України</text:p>
      <text:p text:style-name="P3">“Київський політехнічний інститут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Звіт з виконання лабораторної роботи №<text:span text:style-name="T2">4</text:span></text:p>
      <text:p text:style-name="P3">з предмету “Основи розробки трансляторів”</text:p>
      <text:p text:style-name="P5">Тема: <text:span text:style-name="T4"><text:s/></text:span>Генерац<text:span text:style-name="T4">ія таблиці для висхідного розбору </text:span></text:p>
      <text:p text:style-name="P3">за заданою граматикою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 студент 3 курсу</text:p>
      <text:p text:style-name="P4">групи ТВ-11</text:p>
      <text:p text:style-name="P4">Бодня Олексій</text:p>
      <text:p text:style-name="P4"/>
      <text:p text:style-name="P4"/>
      <text:p text:style-name="P4"/>
      <text:p text:style-name="P4"/>
      <text:p text:style-name="P3">Київ 2013</text:p>
      <text:p text:style-name="P7">Граматика</text:p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9">&lt;app&gt;::=</text:p>
          </table:table-cell>
          <table:table-cell table:style-name="Таблиця1.A1" office:value-type="string">
            <text:p text:style-name="Table_20_Contents">@interface <text:span text:style-name="T2">&lt;appName&gt;</text:span> ˩ &lt;list of definition<text:span text:style-name="T2">s</text:span>&gt; <text:s/>˩ @implementation ˩ &lt;list of operators&gt; ˩ @end</text:p>
          </table:table-cell>
        </table:table-row>
        <table:table-row>
          <table:table-cell table:style-name="Таблиця1.A1" office:value-type="string">
            <text:p text:style-name="P9">&lt;appName&gt;::=</text:p>
          </table:table-cell>
          <table:table-cell table:style-name="Таблиця1.A1" office:value-type="string">
            <text:p text:style-name="P9">ID;</text:p>
          </table:table-cell>
        </table:table-row>
        <table:table-row>
          <table:table-cell table:style-name="Таблиця1.A1" office:value-type="string">
            <text:p text:style-name="P9">&lt;<text:span text:style-name="T1">list of definitions</text:span>&gt;::=</text:p>
          </table:table-cell>
          <table:table-cell table:style-name="Таблиця1.A1" office:value-type="string">
            <text:p text:style-name="P9"><text:span text:style-name="T1"><text:s/>˩ </text:span>&lt;definition2&gt; | <text:span text:style-name="T1">&lt;list of definitions&gt; ˩ &lt;definition</text:span><text:span text:style-name="T1">2</text:span><text:span text:style-name="T1">&gt;</text:span></text:p>
          </table:table-cell>
        </table:table-row>
        <table:table-row>
          <table:table-cell table:style-name="Таблиця1.A1" office:value-type="string">
            <text:p text:style-name="P9">&lt;definition2&gt;::=</text:p>
          </table:table-cell>
          <table:table-cell table:style-name="Таблиця1.A1" office:value-type="string">
            <text:p text:style-name="P9">&lt;definition&gt;</text:p>
          </table:table-cell>
        </table:table-row>
        <table:table-row>
          <table:table-cell table:style-name="Таблиця1.A1" office:value-type="string">
            <text:p text:style-name="P9">&lt;definition&gt;::=</text:p>
          </table:table-cell>
          <table:table-cell table:style-name="Таблиця1.A1" office:value-type="string">
            <text:p text:style-name="P9">int &lt;list of var&gt;</text:p>
          </table:table-cell>
        </table:table-row>
        <table:table-row>
          <table:table-cell table:style-name="Таблиця1.A1" office:value-type="string">
            <text:p text:style-name="P9">&lt;list of var&gt;::=</text:p>
          </table:table-cell>
          <table:table-cell table:style-name="Таблиця1.A1" office:value-type="string">
            <text:p text:style-name="P9">, ID | , ID &lt;list of var&gt;</text:p>
          </table:table-cell>
        </table:table-row>
        <table:table-row>
          <table:table-cell table:style-name="Таблиця1.A1" office:value-type="string">
            <text:p text:style-name="P9">&lt;list of operators&gt;::=</text:p>
          </table:table-cell>
          <table:table-cell table:style-name="Таблиця1.A1" office:value-type="string">
            <text:p text:style-name="P9"><text:span text:style-name="T1"><text:s/>˩ </text:span>&lt;operator2&gt; <text:span text:style-name="T1">| &lt;list of operators&gt; ˩ &lt;operator</text:span><text:span text:style-name="T1">2</text:span><text:span text:style-name="T1">&gt;</text:span></text:p>
          </table:table-cell>
        </table:table-row>
        <table:table-row>
          <table:table-cell table:style-name="Таблиця1.A1" office:value-type="string">
            <text:p text:style-name="P9">&lt;operator2&gt;::=</text:p>
          </table:table-cell>
          <table:table-cell table:style-name="Таблиця1.A1" office:value-type="string">
            <text:p text:style-name="P9">&lt;operator&gt;</text:p>
          </table:table-cell>
        </table:table-row>
        <table:table-row>
          <table:table-cell table:style-name="Таблиця1.A1" office:value-type="string">
            <text:p text:style-name="P9">&lt;operator&gt;::=</text:p>
          </table:table-cell>
          <table:table-cell table:style-name="Таблиця1.A1" office:value-type="string">
            <text:p text:style-name="P9">&lt;setter&gt; | &lt;input&gt; | &lt;output&gt; | &lt;condition&gt; | &lt;cycle&gt;</text:p>
          </table:table-cell>
        </table:table-row>
        <table:table-row>
          <table:table-cell table:style-name="Таблиця1.A1" office:value-type="string">
            <text:p text:style-name="P9">&lt;setter&gt;::=</text:p>
          </table:table-cell>
          <table:table-cell table:style-name="Таблиця1.A1" office:value-type="string">
            <text:p text:style-name="P9">ID = &lt;expression&gt;</text:p>
          </table:table-cell>
        </table:table-row>
        <table:table-row>
          <table:table-cell table:style-name="Таблиця1.A1" office:value-type="string">
            <text:p text:style-name="P9">&lt;input&gt;::=</text:p>
          </table:table-cell>
          <table:table-cell table:style-name="Таблиця1.A1" office:value-type="string">
            <text:p text:style-name="P9">input(&lt;list of var&gt;)</text:p>
          </table:table-cell>
        </table:table-row>
        <table:table-row>
          <table:table-cell table:style-name="Таблиця1.A1" office:value-type="string">
            <text:p text:style-name="P9">&lt;output&gt;::=</text:p>
          </table:table-cell>
          <table:table-cell table:style-name="Таблиця1.A1" office:value-type="string">
            <text:p text:style-name="P9">output(&lt;list of var&gt;)</text:p>
          </table:table-cell>
        </table:table-row>
        <table:table-row>
          <table:table-cell table:style-name="Таблиця1.A1" office:value-type="string">
            <text:p text:style-name="P9">&lt;cycle&gt;::=</text:p>
          </table:table-cell>
          <table:table-cell table:style-name="Таблиця1.A1" office:value-type="string">
            <text:p text:style-name="P9">for ID = &lt;expression&gt; to &lt;expression&gt; step &lt;expression2&gt; <text:span text:style-name="T1">˩ </text:span></text:p>
            <text:p text:style-name="P8">&lt;list of operators&gt; ˩ </text:p>
            <text:p text:style-name="P8">next</text:p>
          </table:table-cell>
        </table:table-row>
        <table:table-row>
          <table:table-cell table:style-name="Таблиця1.A1" office:value-type="string">
            <text:p text:style-name="P9">&lt;expression2&gt;::=</text:p>
          </table:table-cell>
          <table:table-cell table:style-name="Таблиця1.A1" office:value-type="string">
            <text:p text:style-name="P9">&lt;expression&gt;</text:p>
          </table:table-cell>
        </table:table-row>
        <table:table-row>
          <table:table-cell table:style-name="Таблиця1.A1" office:value-type="string">
            <text:p text:style-name="P9">&lt;condition&gt;::=</text:p>
          </table:table-cell>
          <table:table-cell table:style-name="Таблиця1.A1" office:value-type="string">
            <text:p text:style-name="P9">if &lt;logical expression&gt; <text:span text:style-name="T1">˩ </text:span></text:p>
            <text:p text:style-name="P8">&lt;list of operators&gt; ˩ </text:p>
            <text:p text:style-name="P8">else ˩ </text:p>
            <text:p text:style-name="P8">&lt;list of operators&gt; ˩ </text:p>
            <text:p text:style-name="P8">endif</text:p>
          </table:table-cell>
        </table:table-row>
        <table:table-row>
          <table:table-cell table:style-name="Таблиця1.A1" office:value-type="string">
            <text:p text:style-name="P9">&lt;logical expression&gt;::=</text:p>
          </table:table-cell>
          <table:table-cell table:style-name="Таблиця1.A1" office:value-type="string">
            <text:p text:style-name="P9">&lt;log.exp.lev1&gt; | &lt;logical expression&gt;<text:span text:style-name="T3"> </text:span><text:span text:style-name="T6">or</text:span> &lt;log.exp.lev1&gt;</text:p>
          </table:table-cell>
        </table:table-row>
        <table:table-row>
          <table:table-cell table:style-name="Таблиця1.A1" office:value-type="string">
            <text:p text:style-name="P9">&lt;log.exp.lev1&gt;::=</text:p>
          </table:table-cell>
          <table:table-cell table:style-name="Таблиця1.A1" office:value-type="string">
            <text:p text:style-name="P9">&lt;log.exp.lev2&gt; | &lt;log.exp.lev1&gt; and &lt;log.exp.lev2&gt;</text:p>
          </table:table-cell>
        </table:table-row>
        <table:table-row>
          <table:table-cell table:style-name="Таблиця1.A1" office:value-type="string">
            <text:p text:style-name="P9">&lt;log.exp.lev2&gt;::=</text:p>
          </table:table-cell>
          <table:table-cell table:style-name="Таблиця1.A1" office:value-type="string">
            <text:p text:style-name="P9">&lt;relation&gt; | !&lt;log.exp.lev2&gt; | [&lt;logical expression&gt;]</text:p>
          </table:table-cell>
        </table:table-row>
        <table:table-row>
          <table:table-cell table:style-name="Таблиця1.A1" office:value-type="string">
            <text:p text:style-name="P9">&lt;relation&gt;::=</text:p>
          </table:table-cell>
          <table:table-cell table:style-name="Таблиця1.A1" office:value-type="string">
            <text:p text:style-name="P9">&lt;expression&gt; <text:span text:style-name="T5">(</text:span> &gt; | &gt;= | &lt; | &lt;= | equ | != <text:span text:style-name="T5">) </text:span>&lt;expression&gt;</text:p>
          </table:table-cell>
        </table:table-row>
        <table:table-row>
          <table:table-cell table:style-name="Таблиця1.A1" office:value-type="string">
            <text:p text:style-name="P9">&lt;expression&gt;::=</text:p>
          </table:table-cell>
          <table:table-cell table:style-name="Таблиця1.A1" office:value-type="string">
            <text:p text:style-name="P9">&lt;term&gt; | &lt;expression&gt; + &lt;term&gt; | &lt;expression&gt; - &lt;term&gt;</text:p>
          </table:table-cell>
        </table:table-row>
        <table:table-row>
          <table:table-cell table:style-name="Таблиця1.A1" office:value-type="string">
            <text:p text:style-name="P9">&lt;term&gt;::=</text:p>
          </table:table-cell>
          <table:table-cell table:style-name="Таблиця1.A1" office:value-type="string">
            <text:p text:style-name="P9">&lt;multiplier&gt; | &lt;term&gt; * &lt;multiplier&gt; | &lt;term&gt; / &lt;multiplier&gt;</text:p>
          </table:table-cell>
        </table:table-row>
        <table:table-row>
          <table:table-cell table:style-name="Таблиця1.A1" office:value-type="string">
            <text:p text:style-name="P9">&lt;multiplier&gt;::=</text:p>
          </table:table-cell>
          <table:table-cell table:style-name="Таблиця1.A1" office:value-type="string">
            <text:p text:style-name="P9">&lt;expr.response&gt; | &lt;multiplier&gt; ^ &lt;expr.response&gt;</text:p>
          </table:table-cell>
        </table:table-row>
        <table:table-row>
          <table:table-cell table:style-name="Таблиця1.A1" office:value-type="string">
            <text:p text:style-name="P9">&lt;expr.response&gt;::=</text:p>
          </table:table-cell>
          <table:table-cell table:style-name="Таблиця1.A1" office:value-type="string">
            <text:p text:style-name="P9">ID | CONST | (&lt;expression&gt;)</text:p>
          </table:table-cell>
        </table:table-row>
      </table:table>
      <text:p text:style-name="P2"/>
      <text:p text:style-name="P7">Код алгоритму розбору:</text:p>
      <text:p text:style-name="P6"><text:span text:style-name="T11">// prevLevelPrevTerm — </text:span><text:span text:style-name="T13">Попередн</text:span><text:span text:style-name="T11">ій елемент батьківського терміналу</text:span></text:p>
      <text:p text:style-name="P12">// prevLevelNextTerm — Наступний елемент батьківського терміналу</text:p>
      <text:p text:style-name="P12">// grammarPair — поточний термінал для розбору</text:p>
      <text:p text:style-name="P12"/>
      <text:p text:style-name="P6"><text:span text:style-name="T8">public</text:span><text:span text:style-name="T11"> </text:span><text:span text:style-name="T8">void</text:span><text:span text:style-name="T11"> RecursiveSetup(</text:span><text:span text:style-name="T8">string</text:span><text:span text:style-name="T11"> prevLevelPrevTerm, </text:span><text:span text:style-name="T14">GrammarPair</text:span><text:span text:style-name="T11"> grammarPair, </text:span><text:span text:style-name="T8">string</text:span><text:span text:style-name="T11"> prevLevelNextTerm)</text:span><text:span text:style-name="T17"><text:line-break/></text:span><text:span text:style-name="T11">{</text:span><text:span text:style-name="T17"><text:line-break/></text:span><text:span text:style-name="T11"> <text:s text:c="3"/></text:span><text:span text:style-name="T14">List</text:span><text:span text:style-name="T11">&lt;</text:span><text:span text:style-name="T8">string</text:span><text:span text:style-name="T11">&gt; grammarPairs = </text:span><text:span text:style-name="T8">new</text:span><text:span text:style-name="T11"> </text:span><text:span text:style-name="T14">List</text:span><text:span text:style-name="T11">&lt;</text:span><text:span text:style-name="T8">string</text:span><text:span text:style-name="T11">&gt;();</text:span><text:span text:style-name="T17"><text:line-break/></text:span><text:span text:style-name="T11"> <text:s text:c="3"/>grammarPairs.Add(prevLevelPrevTerm);</text:span><text:span text:style-name="T17"><text:line-break/></text:span><text:span text:style-name="T11"> <text:s text:c="3"/></text:span><text:span text:style-name="T8">foreach</text:span><text:span text:style-name="T11"> (</text:span><text:span text:style-name="T8">string</text:span><text:span text:style-name="T11"> pair </text:span><text:span text:style-name="T8">in</text:span><text:span text:style-name="T11"> grammarPair.PartLexems)</text:span><text:span text:style-name="T17"><text:line-break/></text:span><text:span text:style-name="T11"> <text:s text:c="3"/>{</text:span><text:span text:style-name="T17"><text:line-break/></text:span><text:span text:style-name="T11"> <text:s text:c="7"/>grammarPairs.Add(pair);</text:span><text:span text:style-name="T17"><text:line-break/></text:span><text:span text:style-name="T11"> <text:s text:c="3"/>}</text:span><text:span text:style-name="T17"><text:line-break/></text:span><text:span text:style-name="T11"> <text:s text:c="3"/>grammarPairs.Add(prevLevelNextTerm);</text:span><text:span text:style-name="T17"><text:line-break/><text:line-break/></text:span><text:span text:style-name="T11"> <text:s text:c="3"/></text:span><text:span text:style-name="T8">for</text:span><text:span text:style-name="T11"> (</text:span><text:span text:style-name="T8">int</text:span><text:span text:style-name="T11"> i=</text:span><text:span text:style-name="T15">1</text:span><text:span text:style-name="T11">;i&lt;grammarPairs.Count-</text:span><text:span text:style-name="T15">1</text:span><text:span text:style-name="T11">; i++)</text:span><text:span text:style-name="T17"><text:line-break/></text:span><text:span text:style-name="T11"> <text:s text:c="3"/>{</text:span><text:span text:style-name="T17"><text:line-break/></text:span><text:span text:style-name="T11"> <text:s text:c="7"/></text:span><text:span text:style-name="T8">string</text:span><text:span text:style-name="T11"> currentTerm = grammarPairs[i-</text:span><text:span text:style-name="T15">1</text:span><text:span text:style-name="T11">];</text:span><text:span text:style-name="T17"><text:line-break/></text:span><text:span text:style-name="T11"> <text:s text:c="7"/></text:span><text:span text:style-name="T8">string</text:span><text:span text:style-name="T11"> nextTerm = grammarPairs[i];</text:span><text:span text:style-name="T17"><text:line-break/></text:span></text:p>
      <text:p text:style-name="P6"><text:span text:style-name="T17"><text:tab/> <text:s text:c="2"/>// </text:span><text:span text:style-name="T17">Чи ще не було встановлено зв'язок між попереднім та наступним терміналами ?</text:span><text:span text:style-name="T17"><text:line-break/></text:span><text:span text:style-name="T11"> <text:s text:c="7"/></text:span><text:span text:style-name="T8">if</text:span><text:span text:style-name="T11"> (ConnotialBetweenTerminals(currentTerm,nextTerm) == </text:span><text:span text:style-name="T14">Connotial</text:span><text:span text:style-name="T11">.NoConnotial)</text:span><text:span text:style-name="T17"><text:line-break/></text:span><text:span text:style-name="T11"> <text:s text:c="7"/>{</text:span></text:p>
      <text:p text:style-name="P6"><text:span text:style-name="T11"><text:tab/><text:tab/> <text:s text:c="2"/>// </text:span><text:span text:style-name="T11">Зв'язок “менше” між попереднім батьківським терміналом та першим дочірнім</text:span><text:span text:style-name="T17"><text:line-break/></text:span><text:span text:style-name="T11"> <text:s text:c="11"/></text:span><text:span text:style-name="T8">if</text:span><text:span text:style-name="T11"> (i==</text:span><text:span text:style-name="T15">1</text:span><text:span text:style-name="T11">)</text:span><text:span text:style-name="T17"><text:line-break/></text:span><text:span text:style-name="T11"> <text:s text:c="11"/>{</text:span><text:span text:style-name="T17"><text:line-break/></text:span><text:span text:style-name="T11"> <text:s text:c="15"/>SetConnotialBetweenTerminals(</text:span><text:span text:style-name="T14">Connotial</text:span><text:span text:style-name="T11">.LessConnotial,currentTerm,nextTerm);</text:span><text:span text:style-name="T17"><text:line-break/></text:span><text:span text:style-name="T11"> <text:s text:c="11"/>}</text:span></text:p>
      <text:p text:style-name="P6"><text:span text:style-name="T11"><text:tab/><text:tab/> <text:s text:c="2"/>// </text:span><text:span text:style-name="T11">Зв'язок “дорівнює” між двома сусідніми терміналами</text:span><text:span text:style-name="T17"><text:line-break/></text:span><text:span text:style-name="T11"> <text:s text:c="11"/></text:span><text:span text:style-name="T8">else</text:span><text:span text:style-name="T17"><text:line-break/></text:span><text:span text:style-name="T11"> <text:s text:c="11"/>{</text:span><text:span text:style-name="T17"><text:line-break/></text:span><text:span text:style-name="T11"> <text:s text:c="15"/>SetConnotialBetweenTerminals(</text:span><text:span text:style-name="T14">Connotial</text:span><text:span text:style-name="T11">.EqualConnotial,currentTerm,nextTerm);</text:span><text:span text:style-name="T17"><text:line-break/></text:span><text:span text:style-name="T11"> <text:s text:c="11"/>}</text:span></text:p>
      <text:p text:style-name="P6"><text:span text:style-name="T11"><text:tab/><text:tab/> <text:s text:c="2"/>// </text:span><text:span text:style-name="T11">Перевірка наступного терміналу на наявність в нього дочірніх терміналів</text:span><text:span text:style-name="T17"><text:line-break/></text:span><text:span text:style-name="T11"> <text:s text:c="11"/></text:span><text:span text:style-name="T8">if</text:span><text:span text:style-name="T11"> (</text:span><text:span text:style-name="T8">this</text:span><text:span text:style-name="T11">.grammar.GrammarPairWithRootLexem(nextTerm) != </text:span><text:span text:style-name="T8">null</text:span><text:span text:style-name="T11">)</text:span><text:span text:style-name="T17"><text:line-break/></text:span><text:span text:style-name="T11"> <text:s text:c="11"/>{</text:span></text:p>
      <text:p text:style-name="P6"><text:span text:style-name="T11"><text:tab/><text:tab/><text:tab/> <text:s/>// </text:span><text:span text:style-name="T11">ЧерезНаступний термінал (якщо він останній, то встановиться наступний термінал від батька)</text:span><text:span text:style-name="T17"><text:line-break/></text:span><text:span text:style-name="T11"> <text:s text:c="15"/></text:span><text:span text:style-name="T8">string</text:span><text:span text:style-name="T11"> nextNextTerm = grammarPairs[i+</text:span><text:span text:style-name="T15">1</text:span><text:span text:style-name="T11">];</text:span></text:p>
      <text:p text:style-name="P6"><text:span text:style-name="T11"><text:tab/><text:tab/><text:tab/> <text:s/>// </text:span><text:span text:style-name="T11">Список дочірніх терміналів в наступного термінала</text:span><text:span text:style-name="T17"><text:line-break/></text:span><text:span text:style-name="T11"> <text:s text:c="15"/></text:span><text:span text:style-name="T14">List</text:span><text:span text:style-name="T11">&lt;</text:span><text:span text:style-name="T14">GrammarPair</text:span><text:span text:style-name="T11">&gt; pairs = </text:span><text:span text:style-name="T8">this</text:span><text:span text:style-name="T11">.grammar.GrammarPairWithRootLexem(nextTerm);</text:span><text:span text:style-name="T17"><text:line-break/></text:span><text:span text:style-name="T11"> <text:s text:c="15"/></text:span><text:span text:style-name="T8">foreach</text:span><text:span text:style-name="T11"> (</text:span><text:span text:style-name="T14">GrammarPair</text:span><text:span text:style-name="T11"> pair </text:span><text:span text:style-name="T8">in</text:span><text:span text:style-name="T11"> pairs)</text:span><text:span text:style-name="T17"><text:line-break/></text:span><text:span text:style-name="T11"> <text:s text:c="15"/>{</text:span></text:p>
      <text:p text:style-name="P6"><text:span text:style-name="T11"><text:tab/><text:tab/><text:tab/><text:tab/> <text:s/>// </text:span><text:span text:style-name="T11">Розглядання підтерміналів наступного термінала</text:span><text:span text:style-name="T17"><text:line-break/></text:span><text:span text:style-name="T11"> <text:s text:c="19"/>RecursiveSetup(currentTerm,pair,nextNextTerm);</text:span></text:p>
      <text:p text:style-name="P6"><text:span text:style-name="T11"><text:tab/><text:tab/><text:tab/><text:tab/> <text:s/>// </text:span><text:span text:style-name="T11">Встановлення відношення “більше” для останнього термінала </text:span><text:span text:style-name="T11"><text:line-break/></text:span><text:span text:style-name="T12"> <text:s text:c="19"/></text:span><text:span text:style-name="T9">string</text:span><text:span text:style-name="T12"> pairLastTerm = pair.PartLexems[pair.PartLexems.Count-</text:span><text:span text:style-name="T16">1</text:span><text:span text:style-name="T12">];</text:span><text:span text:style-name="T17"><text:line-break/></text:span><text:span text:style-name="T11"> <text:s text:c="19"/>SetConnotialBetweenTerminals(</text:span><text:span text:style-name="T14">Connotial</text:span><text:span text:style-name="T11">.GreaterConnotial,pairLastTerm,nextNextTerm);</text:span><text:span text:style-name="T17"><text:line-break/></text:span><text:span text:style-name="T11"> <text:s text:c="15"/>}</text:span><text:span text:style-name="T17"><text:line-break/></text:span><text:span text:style-name="T11"> <text:s text:c="11"/>}</text:span><text:span text:style-name="T17"><text:line-break/></text:span><text:span text:style-name="T11"> <text:s text:c="7"/>}</text:span><text:span text:style-name="T17"><text:line-break/></text:span><text:span text:style-name="T11"> <text:s text:c="3"/>}</text:span><text:span text:style-name="T17"><text:line-break/></text:span><text:span text:style-name="T11">}</text:span></text:p>
      <text:p text:style-name="P12"/>
      <text:p text:style-name="P6"><text:span text:style-name="T11">// RootLexem — </text:span><text:span text:style-name="T13">батьк</text:span><text:span text:style-name="T11">івський термінал</text:span></text:p>
      <text:p text:style-name="P12">// PartLexems — масив дочірніх терміналів</text:p>
      <text:p text:style-name="P6"><text:span text:style-name="T8">public</text:span><text:span text:style-name="T11"> </text:span><text:span text:style-name="T8">class</text:span><text:span text:style-name="T11"> </text:span><text:span text:style-name="T14">GrammarPair</text:span><text:span text:style-name="T11"><text:line-break/>{<text:line-break/> <text:s text:c="3"/></text:span><text:span text:style-name="T8">public</text:span><text:span text:style-name="T11"> </text:span><text:span text:style-name="T8">string </text:span><text:span text:style-name="T11">RootLexem;<text:line-break/> <text:s text:c="3"/></text:span><text:span text:style-name="T8">public</text:span><text:span text:style-name="T11"> </text:span><text:span text:style-name="T14">List</text:span><text:span text:style-name="T11">&lt;</text:span><text:span text:style-name="T8">string</text:span><text:span text:style-name="T11">&gt; PartLexems;<text:line-break/>}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/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16:02.085000000</meta:creation-date>
    <dc:date>2014-02-02T23:03:35</dc:date>
    <meta:editing-duration>P6DT5H59M54S</meta:editing-duration>
    <meta:editing-cycles>86</meta:editing-cycles>
    <meta:generator>LibreOffice/3.5$Linux_x86 LibreOffice_project/350m1$Build-2</meta:generator>
    <dc:creator>Aleksey Bodnya</dc:creator>
    <meta:document-statistic meta:table-count="1" meta:image-count="0" meta:object-count="0" meta:page-count="3" meta:paragraph-count="80" meta:word-count="424" meta:character-count="4033" meta:non-whitespace-character-count="3261"/>
  </office:meta>
</office:document-meta>
</file>